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Sm A" svg:font-family="'Whitney SSm A', 'Whitney SSm 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97eb" officeooo:paragraph-rsid="000997eb"/>
    </style:style>
    <style:style style:name="P2" style:family="paragraph" style:parent-style-name="Text_20_body" style:list-style-name="L1">
      <style:paragraph-properties fo:margin-top="0in" fo:margin-bottom="0.1146in" loext:contextual-spacing="false" style:line-height-at-least="0.2709in" fo:widows="1"/>
      <style:text-properties fo:font-variant="normal" fo:text-transform="none" fo:color="#303030" style:font-name="Whitney SSm A" fo:font-size="10.5pt" fo:letter-spacing="normal" fo:font-style="normal" fo:font-weight="normal"/>
    </style:style>
    <style:style style:name="P3" style:family="paragraph" style:parent-style-name="Text_20_body" style:list-style-name="L2">
      <style:paragraph-properties fo:margin-top="0in" fo:margin-bottom="0.1146in" loext:contextual-spacing="false" style:line-height-at-least="0.2709in" fo:widows="1"/>
      <style:text-properties fo:font-variant="normal" fo:text-transform="none" fo:color="#303030" style:font-name="Whitney SSm A" fo:font-size="10.5pt" fo:letter-spacing="normal" fo:font-style="normal" fo:font-weight="normal"/>
    </style:style>
    <style:style style:name="P4" style:family="paragraph" style:parent-style-name="Text_20_body" style:list-style-name="L3">
      <style:paragraph-properties fo:margin-top="0in" fo:margin-bottom="0.1146in" loext:contextual-spacing="false" style:line-height-at-least="0.2709in" fo:widows="1"/>
      <style:text-properties fo:font-variant="normal" fo:text-transform="none" fo:color="#303030" style:font-name="Whitney SSm A" fo:font-size="10.5pt" fo:letter-spacing="normal" fo:font-style="normal" fo:font-weight="normal"/>
    </style:style>
    <style:style style:name="P5" style:family="paragraph" style:parent-style-name="Text_20_body" style:list-style-name="L4">
      <style:paragraph-properties fo:margin-top="0in" fo:margin-bottom="0.1146in" loext:contextual-spacing="false" style:line-height-at-least="0.2709in" fo:widows="1"/>
      <style:text-properties fo:font-variant="normal" fo:text-transform="none" fo:color="#303030" style:font-name="Whitney SSm A" fo:font-size="10.5pt" fo:letter-spacing="normal" fo:font-style="normal" fo:font-weight="normal"/>
    </style:style>
    <style:style style:name="P6" style:family="paragraph" style:parent-style-name="Text_20_body" style:list-style-name="L1">
      <style:paragraph-properties fo:margin-top="0in" fo:margin-bottom="0.1146in" loext:contextual-spacing="false" style:line-height-at-least="0.2709in" fo:widows="1"/>
      <style:text-properties fo:font-variant="normal" fo:text-transform="none" fo:color="#303030" style:font-name="Whitney SSm A" fo:font-size="10.5pt" fo:letter-spacing="normal" fo:font-style="normal" fo:font-weight="normal" officeooo:rsid="000b2372" officeooo:paragraph-rsid="000b2372"/>
    </style:style>
    <style:style style:name="P7" style:family="paragraph" style:parent-style-name="Text_20_body" style:list-style-name="L1">
      <style:paragraph-properties fo:margin-top="0in" fo:margin-bottom="0.1146in" loext:contextual-spacing="false" style:line-height-at-least="0.2709in" fo:widows="1"/>
      <style:text-properties fo:font-variant="normal" fo:text-transform="none" fo:color="#303030" style:font-name="Whitney SSm A" fo:font-size="10.5pt" fo:letter-spacing="normal" fo:font-style="normal" fo:font-weight="normal" officeooo:rsid="000cf85e" officeooo:paragraph-rsid="000cf85e"/>
    </style:style>
    <style:style style:name="P8" style:family="paragraph" style:parent-style-name="Text_20_body">
      <style:paragraph-properties fo:margin-top="0in" fo:margin-bottom="0.1146in" loext:contextual-spacing="false" style:line-height-at-least="0.2709in" fo:widows="1"/>
      <style:text-properties fo:font-variant="normal" fo:text-transform="none" fo:color="#303030" style:font-name="Whitney SSm A" fo:font-size="10.5pt" fo:letter-spacing="normal" fo:font-style="normal" fo:font-weight="normal" officeooo:rsid="000cf85e" officeooo:paragraph-rsid="000cf85e"/>
    </style:style>
    <style:style style:name="P9" style:family="paragraph" style:parent-style-name="Heading_20_3">
      <style:paragraph-properties fo:margin-left="0in" fo:margin-right="0in" fo:margin-top="0.2398in" fo:margin-bottom="0.1146in" loext:contextual-spacing="false" fo:line-height="160%" fo:widows="1" fo:text-indent="0in" style:auto-text-indent="false"/>
      <style:text-properties fo:font-variant="normal" fo:text-transform="none" fo:color="#303030" style:font-name="Whitney SSm A" fo:font-size="13.5pt" fo:letter-spacing="normal" fo:font-style="normal" fo:font-weight="bold"/>
    </style:style>
    <style:style style:name="P10" style:family="paragraph" style:parent-style-name="Heading_20_2">
      <style:text-properties fo:font-variant="normal" fo:text-transform="none" fo:color="#307699" style:font-name="Whitney SSm A" fo:font-size="16.5pt" fo:letter-spacing="normal" fo:font-style="normal" fo:font-weight="bold" officeooo:rsid="000997eb" officeooo:paragraph-rsid="000997eb"/>
    </style:style>
    <style:style style:name="T1" style:family="text">
      <style:text-properties officeooo:rsid="000b2372"/>
    </style:style>
    <style:style style:name="T2" style:family="text">
      <style:text-properties officeooo:rsid="000cf85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MEMBER TO EXPORT AS PDF</text:p>
      <text:p text:style-name="P1"/>
      <text:h text:style-name="P10" text:outline-level="2">Cameron Cooks</text:h>
      <text:h text:style-name="P9" text:outline-level="3">1) Statistical Analysis and Data Exploration</text:h>
      <text:list xml:id="list1200334589811197716" text:style-name="L1">
        <text:list-item>
          <text:p text:style-name="P2">Number of data points (houses)?</text:p>
          <text:list>
            <text:list-header>
              <text:p text:style-name="P6">There <text:span text:style-name="T2">are</text:span> <text:span text:style-name="T2">506</text:span> data points.</text:p>
            </text:list-header>
          </text:list>
        </text:list-item>
        <text:list-item>
          <text:p text:style-name="P2">Number of features?</text:p>
          <text:list>
            <text:list-header>
              <text:p text:style-name="P6">There <text:span text:style-name="T2">are</text:span> <text:span text:style-name="T2">13</text:span> features.</text:p>
            </text:list-header>
          </text:list>
        </text:list-item>
        <text:list-item>
          <text:p text:style-name="P2">Minimum and maximum housing prices?</text:p>
          <text:list>
            <text:list-header>
              <text:p text:style-name="P7">The minimum house price was 5.0</text:p>
              <text:p text:style-name="P7">The maximum house price was 50.0</text:p>
            </text:list-header>
          </text:list>
        </text:list-item>
        <text:list-item>
          <text:p text:style-name="P2">Mean and median Boston housing prices?</text:p>
          <text:list>
            <text:list-header>
              <text:p text:style-name="P7">The mean house price was 22.53280</text:p>
            </text:list-header>
          </text:list>
        </text:list-item>
      </text:list>
      <text:p text:style-name="P8"><text:tab/><text:tab/>The median house price was 21.2</text:p>
      <text:list xml:id="list104122771548575" text:continue-numbering="true" text:style-name="L1">
        <text:list-item>
          <text:p text:style-name="P2">Standard deviation?</text:p>
          <text:list>
            <text:list-header>
              <text:p text:style-name="P7">The standard deviation was 9.18801</text:p>
            </text:list-header>
          </text:list>
        </text:list-item>
      </text:list>
      <text:h text:style-name="P9" text:outline-level="3" text:is-list-header="true">2) Evaluating Model Performance</text:h>
      <text:list xml:id="list5336838937777418606" text:style-name="L2">
        <text:list-item>
          <text:p text:style-name="P3">Which measure of model performance is best to use for predicting Boston housing data and analyzing the errors? Why do you think this measurement most appropriate? Why might the other measurements not be appropriate here?</text:p>
        </text:list-item>
        <text:list-item>
          <text:p text:style-name="P3">Why is it important to split the Boston housing data into training and testing data? What happens if you do not do this?</text:p>
        </text:list-item>
        <text:list-item>
          <text:p text:style-name="P3">What does grid search do and why might you want to use it?</text:p>
        </text:list-item>
        <text:list-item>
          <text:p text:style-name="P3">Why is cross validation useful and why might we use it with grid search?</text:p>
        </text:list-item>
      </text:list>
      <text:h text:style-name="P9" text:outline-level="3" text:is-list-header="true"><text:soft-page-break/>3) Analyzing Model Performance</text:h>
      <text:list xml:id="list857277028204746861" text:style-name="L3">
        <text:list-item>
          <text:p text:style-name="P4">Look at all learning curve graphs provided. What is the general trend of training and testing error as training size increases?</text:p>
        </text:list-item>
        <text:list-item>
          <text:p text:style-name="P4">Look at the learning curves for the decision tree regressor with max depth 1 and 10 (first and last learning curve graphs). When the model is fully trained does it suffer from either high bias/underfitting or high variance/overfitting?</text:p>
        </text:list-item>
        <text:list-item>
          <text:p text:style-name="P4">Look at the model complexity graph. How do the training and test error relate to increasing model complexity? Based on this relationship, which model (max depth) best generalizes the dataset and why?</text:p>
        </text:list-item>
      </text:list>
      <text:h text:style-name="P9" text:outline-level="3" text:is-list-header="true">4) Model Prediction</text:h>
      <text:list xml:id="list9189434781963616548" text:style-name="L4">
        <text:list-item>
          <text:p text:style-name="P5">Model makes predicted housing price with detailed model parameters (max depth). Note due to the small randomization of the code it is recommended to run the program several times to identify the most common/<text:span text:style-name="T1">reasonable</text:span> price/model complexity.</text:p>
        </text:list-item>
        <text:list-item>
          <text:p text:style-name="P5">Compare prediction to earlier statistic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hitney SSm A" svg:font-family="'Whitney SSm A', 'Whitney SSm B',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8:02:35.665194033</meta:creation-date>
    <dc:date>2015-11-25T10:41:22.037524286</dc:date>
    <meta:editing-duration>PT12H59M39S</meta:editing-duration>
    <meta:editing-cycles>2</meta:editing-cycles>
    <meta:generator>LibreOffice/4.4.6.3$Linux_X86_64 LibreOffice_project/40m0$Build-3</meta:generator>
    <meta:document-statistic meta:table-count="0" meta:image-count="0" meta:object-count="0" meta:page-count="2" meta:paragraph-count="27" meta:word-count="320" meta:character-count="1847" meta:non-whitespace-character-count="1572"/>
  </office:meta>
</office:document-meta>
</file>